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center" style:justify-single-word="false" fo:keep-together="auto" fo:orphans="0" fo:widows="0" fo:text-indent="0in" style:auto-text-indent="false" style:page-number="1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.0972in" loext:contextual-spacing="false" fo:line-height="115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P4" style:family="paragraph" style:parent-style-name="Standard">
      <style:paragraph-properties fo:margin-left="0in" fo:margin-right="0in" fo:margin-top="0in" fo:margin-bottom="0.0972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5" style:family="paragraph" style:parent-style-name="Standard">
      <style:paragraph-properties fo:margin-left="0in" fo:margin-right="0in" fo:margin-top="0in" fo:margin-bottom="0.0972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8pt" fo:font-style="normal" style:text-underline-style="none" fo:font-weight="bold" style:font-name-asian="Arial1" style:font-size-asian="18pt" style:font-style-asian="normal" style:font-weight-asian="bold" style:font-name-complex="Arial1" style:font-size-complex="18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ervlets Test—II</text:span></text:p>
      <text:p text:style-name="P3"/>
      <text:p text:style-name="P4"/>
      <text:section text:style-name="Sect1" text:name="TextSection">
        <text:p text:style-name="P5"><text:span text:style-name="T2">Q 1 - Which of the following is true about javax.servlet.error.status_code?</text:span></text:p>
        <text:p text:style-name="P5"><text:span text:style-name="T4">A - This attribute gives exact error message which can be stored and analysed after storing in a java.lang.String data type.</text:span></text:p>
        <text:p text:style-name="P5"><text:span text:style-name="T4">B - This attribute gives information about exception type which can be stored and analysed after storing in a java.lang.Class data type.</text:span></text:p>
        <text:p text:style-name="P5"><text:span text:style-name="T4">C - This attribute gives status code which can be stored and analysed after storing in a java.lang.Integer data type.</text:span></text:p>
        <text:p text:style-name="P5"><text:span text:style-name="T4">D - This attribute gives information about URL calling the servlet and it can be stored and analysed after storing in a java.lang.String data type.</text:span></text:p>
      </text:section>
      <text:section text:style-name="Sect1" text:name="Section1">
        <text:p text:style-name="P5"><text:span text:style-name="T2">Q 2 - Which of the following is true about javax.servlet.error.exception_type?</text:span></text:p>
        <text:p text:style-name="P5"><text:span text:style-name="T4">A - This attribute gives exact error message which can be stored and analysed after storing in a java.lang.String data type.</text:span></text:p>
        <text:p text:style-name="P5"><text:span text:style-name="T4">B - This attribute gives information about exception type which can be stored and analysed after storing in a java.lang.Class data type.</text:span></text:p>
        <text:p text:style-name="P5"><text:span text:style-name="T4">C - This attribute gives status code which can be stored and analysed after storing in a java.lang.Integer data type.</text:span></text:p>
        <text:p text:style-name="P5"><text:span text:style-name="T4">D - This attribute gives information about URL calling the servlet and it can be stored and analysed after storing in a java.lang.String data type.</text:span></text:p>
      </text:section>
      <text:section text:style-name="Sect1" text:name="Section2">
        <text:p text:style-name="P5"><text:span text:style-name="T2">Q 3 - Which of the following is true about javax.servlet.error.message?</text:span></text:p>
        <text:p text:style-name="P5"><text:span text:style-name="T4">A - This attribute gives exact error message which can be stored and analysed after storing in a java.lang.String data type.</text:span></text:p>
        <text:p text:style-name="P5"><text:span text:style-name="T4">B - This attribute gives information about exception type which can be stored and analysed after storing in a java.lang.Class data type.</text:span></text:p>
        <text:p text:style-name="P5"><text:span text:style-name="T4">C - This attribute gives status code which can be stored and analysed after storing in a java.lang.Integer data type.</text:span></text:p>
        <text:p text:style-name="P5"><text:span text:style-name="T4">D - This attribute gives information about URL calling the servlet and it can be stored and analysed after storing in a java.lang.String data type.</text:span></text:p>
      </text:section>
      <text:section text:style-name="Sect1" text:name="Section3">
        <text:p text:style-name="P5"><text:span text:style-name="T2">Q 4 - Which of the following is true about javax.servlet.error.request_uri?</text:span></text:p>
        <text:p text:style-name="P5"><text:span text:style-name="T4">A - This attribute gives exact error message which can be stored and analysed after storing in a java.lang.String data type.</text:span></text:p>
        <text:p text:style-name="P5"><text:soft-page-break/><text:span text:style-name="T4">B - This attribute gives information about exception type which can be stored and analysed after storing in a java.lang.Class data type.</text:span></text:p>
        <text:p text:style-name="P5"><text:span text:style-name="T4">C - This attribute gives status code which can be stored and analysed after storing in a java.lang.Integer data type.</text:span></text:p>
        <text:p text:style-name="P5"><text:span text:style-name="T4">D - This attribute gives information about URL calling the servlet and it can be stored and analysed after storing in a java.lang.String data type.</text:span></text:p>
      </text:section>
      <text:section text:style-name="Sect1" text:name="Section4">
        <text:p text:style-name="P5"><text:span text:style-name="T2">Q 5 - How to create a cookie in servlet?</text:span></text:p>
        <text:p text:style-name="P5"><text:span text:style-name="T4">A - Use new operator.</text:span></text:p>
        <text:p text:style-name="P5"><text:span text:style-name="T4">B - Use request.getCookie() method</text:span></text:p>
        <text:p text:style-name="P5"><text:span text:style-name="T4">C - Use response.getCookie() method</text:span></text:p>
        <text:p text:style-name="P5"><text:span text:style-name="T4">D - None of the above</text:span></text:p>
      </text:section>
      <text:section text:style-name="Sect1" text:name="Section5">
        <text:p text:style-name="P5"><text:span text:style-name="T2">Q 6 - Which of the following code sends a cookie in servlet?</text:span></text:p>
        <text:p text:style-name="P5"><text:span text:style-name="T4">A - response.addCookie(cookie);</text:span></text:p>
        <text:p text:style-name="P5"><text:span text:style-name="T4">B - response.sendCookie(cookie);</text:span></text:p>
        <text:p text:style-name="P5"><text:span text:style-name="T4">C - response.createCookie(cookie);</text:span></text:p>
        <text:p text:style-name="P5"><text:span text:style-name="T4">D - None of the above</text:span></text:p>
      </text:section>
      <text:section text:style-name="Sect1" text:name="Section6">
        <text:p text:style-name="P5"><text:span text:style-name="T2">Q 7 - Which of the following code delete a cookie in servlet?</text:span></text:p>
        <text:p text:style-name="P5"><text:span text:style-name="T4">A - response.deleteCookie(cookie);</text:span></text:p>
        <text:p text:style-name="P5"><text:span text:style-name="T4">B - cookie.setMaxAge(0); </text:span></text:p>
        <text:p text:style-name="P5"><text:span text:style-name="T4">C - request.deleteCookie(cookie);</text:span></text:p>
        <text:p text:style-name="P5"><text:span text:style-name="T4">D - None of the above</text:span></text:p>
      </text:section>
      <text:section text:style-name="Sect1" text:name="Section7">
        <text:p text:style-name="P5"><text:span text:style-name="T2">Q 8 - Does server automatically keep any record of previous client request?</text:span></text:p>
        <text:p text:style-name="P5"><text:span text:style-name="T4">A - true</text:span></text:p>
        <text:p text:style-name="P5"><text:span text:style-name="T4">B - false</text:span></text:p>
      </text:section>
      <text:section text:style-name="Sect1" text:name="Section8">
        <text:p text:style-name="P5"><text:soft-page-break/><text:span text:style-name="T2">Q 9 - Which of the following way can be used to keep track of previous client request?</text:span></text:p>
        <text:p text:style-name="P5"><text:span text:style-name="T4">A - Using cookies.</text:span></text:p>
        <text:p text:style-name="P5"><text:span text:style-name="T4">B - Using hidden form fields.</text:span></text:p>
        <text:p text:style-name="P5"><text:span text:style-name="T4">C - Using URL rewriting.</text:span></text:p>
        <text:p text:style-name="P5"><text:span text:style-name="T4">D - All of the above.</text:span></text:p>
      </text:section>
      <text:section text:style-name="Sect1" text:name="Section9">
        <text:p text:style-name="P5"><text:span text:style-name="T2">Q 10 - Which of the following code is used to get a HTTP Session object in servlets?</text:span></text:p>
        <text:p text:style-name="P5"><text:span text:style-name="T4">A - request.getSession()</text:span></text:p>
        <text:p text:style-name="P5"><text:span text:style-name="T4">B - response.getSession();</text:span></text:p>
        <text:p text:style-name="P5"><text:span text:style-name="T4">C - new Session()</text:span></text:p>
        <text:p text:style-name="P5"><text:span text:style-name="T4">D - None of the above.</text:span></text:p>
      </text:section>
      <text:section text:style-name="Sect1" text:name="Section10">
        <text:p text:style-name="P5"><text:span text:style-name="T2">Q 11 - Which of the following code is used to delete a HTTP Session object in servlets?</text:span></text:p>
        <text:p text:style-name="P5"><text:span text:style-name="T4">A - session.invalidate()</text:span></text:p>
        <text:p text:style-name="P5"><text:span text:style-name="T4">B - response.deleteSession()</text:span></text:p>
        <text:p text:style-name="P5"><text:span text:style-name="T4">C - request.deleteSession()</text:span></text:p>
        <text:p text:style-name="P5"><text:span text:style-name="T4">D - None of the above.</text:span></text:p>
      </text:section>
      <text:section text:style-name="Sect1" text:name="Section11">
        <text:p text:style-name="P5"><text:span text:style-name="T2">Q 12 - Which of the following code is used to add an attribute in a HTTP Session object in servlets?</text:span></text:p>
        <text:p text:style-name="P5"><text:span text:style-name="T4">A - session.addAttribute(name,value)</text:span></text:p>
        <text:p text:style-name="P5"><text:span text:style-name="T4">B - session.setAttribute(name,value)</text:span></text:p>
        <text:p text:style-name="P5"><text:span text:style-name="T4">C - session.createAttribute(name,value)</text:span></text:p>
        <text:p text:style-name="P5"><text:span text:style-name="T4">D - None of the above.</text:span></text:p>
      </text:section>
      <text:section text:style-name="Sect1" text:name="Section12">
        <text:p text:style-name="P5"><text:span text:style-name="T2">Q 13 - Which of the following code is used to update an attribute in a HTTP Session object in servlets?</text:span></text:p>
        <text:p text:style-name="P5"><text:soft-page-break/><text:span text:style-name="T4">A - session.setAttribute(name,value)</text:span></text:p>
        <text:p text:style-name="P5"><text:span text:style-name="T4">B - session.alterAttribute(name,value)</text:span></text:p>
        <text:p text:style-name="P5"><text:span text:style-name="T4">C - session.updateAttribute(name,value)</text:span></text:p>
        <text:p text:style-name="P5"><text:span text:style-name="T4">D - None of the above.</text:span></text:p>
      </text:section>
      <text:section text:style-name="Sect1" text:name="Section13">
        <text:p text:style-name="P5"><text:span text:style-name="T2">Q 14 - Which of the following code is used to get an attribute in a HTTP Session object in servlets?</text:span></text:p>
        <text:p text:style-name="P5"><text:span text:style-name="T4">A - session.getAttribute(name)</text:span></text:p>
        <text:p text:style-name="P5"><text:span text:style-name="T4">B - session.alterAttribute(name)</text:span></text:p>
        <text:p text:style-name="P5"><text:span text:style-name="T4">C - session.updateAttribute(name)</text:span></text:p>
        <text:p text:style-name="P5"><text:span text:style-name="T4">D - None of the above.</text:span></text:p>
      </text:section>
      <text:section text:style-name="Sect1" text:name="Section14">
        <text:p text:style-name="P5"><text:span text:style-name="T2">Q 15 - Which of the following code is used to get session id of a HTTP Session object in servlets?</text:span></text:p>
        <text:p text:style-name="P5"><text:span text:style-name="T4">A - session.getSessionId()</text:span></text:p>
        <text:p text:style-name="P5"><text:span text:style-name="T4">B - session.getId()</text:span></text:p>
        <text:p text:style-name="P5"><text:span text:style-name="T4">C - session.getActiveId()</text:span></text:p>
        <text:p text:style-name="P5"><text:span text:style-name="T4">D - None of the above.</text:span></text:p>
      </text:section>
      <text:section text:style-name="Sect1" text:name="Section15">
        <text:p text:style-name="P5"><text:span text:style-name="T2">Q 16 - Which of the following code is used to delete an attribute from a HTTP Session object in servlets?</text:span></text:p>
        <text:p text:style-name="P5"><text:span text:style-name="T4">A - session.removeAttribute(name)</text:span></text:p>
        <text:p text:style-name="P5"><text:span text:style-name="T4">B - session.alterAttribute(name)</text:span></text:p>
        <text:p text:style-name="P5"><text:span text:style-name="T4">C - session.updateAttribute(name)</text:span></text:p>
        <text:p text:style-name="P5"><text:span text:style-name="T4">D - None of the above.</text:span></text:p>
      </text:section>
      <text:section text:style-name="Sect1" text:name="Section16">
        <text:p text:style-name="P5"><text:span text:style-name="T2">Q 17 - Which of the following code is used to set the session timeout in servlets?</text:span></text:p>
        <text:p text:style-name="P5"><text:span text:style-name="T4">A - session.setMaxInactiveInterval(interval)</text:span></text:p>
        <text:p text:style-name="P5"><text:soft-page-break/><text:span text:style-name="T4">B - response.setMaxInactiveInterval(interval)</text:span></text:p>
        <text:p text:style-name="P5"><text:span text:style-name="T4">C - request.setMaxInactiveInterval(interval)</text:span></text:p>
        <text:p text:style-name="P5"><text:span text:style-name="T4">D - None of the above.</text:span></text:p>
      </text:section>
      <text:section text:style-name="Sect1" text:name="Section17">
        <text:p text:style-name="P5"><text:span text:style-name="T2">Q 18 - Which of the following code is used to set auto refresh of a page after 5 seconds?</text:span></text:p>
        <text:p text:style-name="P5"><text:span text:style-name="T4">A - session.setIntHeader("Refresh", 5)</text:span></text:p>
        <text:p text:style-name="P5"><text:span text:style-name="T4">B - response.setIntHeader("Refresh", 5)</text:span></text:p>
        <text:p text:style-name="P5"><text:span text:style-name="T4">C - request.setIntHeader("Refresh", 5)</text:span></text:p>
        <text:p text:style-name="P5"><text:span text:style-name="T4">D - None of the above.</text:span></text:p>
      </text:section>
      <text:section text:style-name="Sect1" text:name="Section18">
        <text:p text:style-name="P5"><text:span text:style-name="T2">Q 19 - Which of the following code is used to get locale in servlets?</text:span></text:p>
        <text:p text:style-name="P5"><text:span text:style-name="T4">A - request.getLocale()</text:span></text:p>
        <text:p text:style-name="P5"><text:span text:style-name="T4">B - Locale.getLocale()</text:span></text:p>
        <text:p text:style-name="P5"><text:span text:style-name="T4">C - response.getLocale()</text:span></text:p>
        <text:p text:style-name="P5"><text:span text:style-name="T4">D - None of the above.</text:span></text:p>
      </text:section>
      <text:section text:style-name="Sect1" text:name="Section19">
        <text:p text:style-name="P5"><text:span text:style-name="T2">Q 20 - Which of the following code is used to get country/region code in servlets?</text:span></text:p>
        <text:p text:style-name="P5"><text:span text:style-name="T4">A - request.getCountry()</text:span></text:p>
        <text:p text:style-name="P5"><text:span text:style-name="T4">B - Locale.getCountry()</text:span></text:p>
        <text:p text:style-name="P5"><text:span text:style-name="T4">C - response.getCountry()</text:span></text:p>
        <text:p text:style-name="P5"><text:span text:style-name="T4">D - None of the above.</text:span></text:p>
      </text:section>
      <text:section text:style-name="Sect1" text:name="Section20">
        <text:p text:style-name="P5"><text:span text:style-name="T2">Q 21 - Which of the following code is used to get country/region name in servlets?</text:span></text:p>
        <text:p text:style-name="P5"><text:span text:style-name="T4">A - request.getDisplayCountry()</text:span></text:p>
        <text:p text:style-name="P5"><text:span text:style-name="T4">B - Locale.getDisplayCountry()</text:span></text:p>
        <text:p text:style-name="P5"><text:soft-page-break/><text:span text:style-name="T4">C - response.getDisplayCountry()</text:span></text:p>
        <text:p text:style-name="P5"><text:span text:style-name="T4">D - None of the above.</text:span></text:p>
      </text:section>
      <text:section text:style-name="Sect1" text:name="Section21">
        <text:p text:style-name="P5"><text:span text:style-name="T2">Q 22 - Which of the following code is used to get language code in servlets?</text:span></text:p>
        <text:p text:style-name="P5"><text:span text:style-name="T4">A - response.getLanguage()</text:span></text:p>
        <text:p text:style-name="P5"><text:span text:style-name="T4">B - Locale.getLanguage()</text:span></text:p>
        <text:p text:style-name="P5"><text:span text:style-name="T4">C - request.getLanguage()</text:span></text:p>
        <text:p text:style-name="P5"><text:span text:style-name="T4">D - None of the above.</text:span></text:p>
      </text:section>
      <text:section text:style-name="Sect1" text:name="Section22">
        <text:p text:style-name="P5"><text:span text:style-name="T2">Q 23 - Which of the following code is used to get language name in servlets?</text:span></text:p>
        <text:p text:style-name="P5"><text:span text:style-name="T4">A - response.getDisplayLanguage()</text:span></text:p>
        <text:p text:style-name="P5"><text:span text:style-name="T4">B - Locale.getDisplayLanguage()</text:span></text:p>
        <text:p text:style-name="P5"><text:span text:style-name="T4">C - request.getDisplayLanguage()</text:span></text:p>
        <text:p text:style-name="P5"><text:span text:style-name="T4">D - None of the above.</text:span></text:p>
      </text:section>
      <text:section text:style-name="Sect1" text:name="Section23">
        <text:p text:style-name="P5"><text:span text:style-name="T2">Q 24 - Which of the following code is used to get three-letter abbreviation for this locale's country in servlets?</text:span></text:p>
        <text:p text:style-name="P5"><text:span text:style-name="T4">A - request.getISO3Country()</text:span></text:p>
        <text:p text:style-name="P5"><text:span text:style-name="T4">B - Locale.getISO3Country()</text:span></text:p>
        <text:p text:style-name="P5"><text:span text:style-name="T4">C - response.getISO3Country()</text:span></text:p>
        <text:p text:style-name="P5"><text:span text:style-name="T4">D - None of the above.</text:span></text:p>
      </text:section>
      <text:section text:style-name="Sect1" text:name="Section24">
        <text:p text:style-name="P5"><text:span text:style-name="T2">Q 25 - Which of the following code is used to get three-letter abbreviation for this locale's language in servlets?</text:span></text:p>
        <text:p text:style-name="P5"><text:span text:style-name="T4">A - response.getISO3Language()</text:span></text:p>
        <text:p text:style-name="P5"><text:span text:style-name="T4">B - Locale.getISO3Language()</text:span></text:p>
        <text:p text:style-name="P5"><text:span text:style-name="T4">C - request.getISO3Language()</text:span></text:p>
        <text:p text:style-name="P5"><text:soft-page-break/><text:span text:style-name="T4">D - None of the above.</text:span></text:p>
      </text:section>
      <text:section text:style-name="Sect1" text:name="Section25"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0" fo:widows="0" style:writing-mode="lr-tb"/>
      <style:text-properties style:use-window-font-color="true" style:font-name="Arial" fo:font-family="Arial" style:font-family-generic="roman" style:font-pitch="variable" fo:font-size="11pt" fo:language="en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normal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normal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normal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Standard" style:next-style-name="Standard" style:default-outline-level="" style:class="text">
      <style:paragraph-properties fo:margin-top="0.278in" fo:margin-bottom="0.0835in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20pt" fo:language="en" fo:country="none" style:letter-kerning="false" style:font-name-asian="Arial1" style:font-family-asian="Arial" style:font-family-generic-asian="system" style:font-pitch-asian="variable" style:font-size-asian="20pt" style:language-asian="zh" style:country-asian="CN" style:font-name-complex="Arial1" style:font-family-complex="Arial" style:font-family-generic-complex="system" style:font-pitch-complex="variable" style:font-size-complex="20pt" style:language-complex="hi" style:country-complex="IN"/>
    </style:style>
    <style:style style:name="Heading_20_2" style:display-name="Heading 2" style:family="paragraph" style:parent-style-name="Standard" style:next-style-name="Standard" style:default-outline-level="" style:class="text">
      <style:paragraph-properties fo:margin-top="0.25in" fo:margin-bottom="0.0835in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16pt" fo:language="en" fo:country="none" fo:font-weight="normal" style:letter-kerning="false" style:font-name-asian="Arial1" style:font-family-asian="Arial" style:font-family-generic-asian="system" style:font-pitch-asian="variable" style:font-size-asian="16pt" style:language-asian="zh" style:country-asian="CN" style:font-weight-asian="normal" style:font-name-complex="Arial1" style:font-family-complex="Arial" style:font-family-generic-complex="system" style:font-pitch-complex="variable" style:font-size-complex="16pt" style:language-complex="hi" style:country-complex="IN"/>
    </style:style>
    <style:style style:name="Heading_20_3" style:display-name="Heading 3" style:family="paragraph" style:parent-style-name="Standard" style:next-style-name="Standard" style:default-outline-level="" style:class="text">
      <style:paragraph-properties fo:margin-top="0.222in" fo:margin-bottom="0.0555in" loext:contextual-spacing="false" fo:line-height="100%" fo:text-align="start" style:justify-single-word="false" fo:keep-together="always" fo:orphans="0" fo:widows="0" fo:keep-with-next="always" style:writing-mode="lr-tb"/>
      <style:text-properties fo:color="#434343" style:font-name="Arial" fo:font-family="Arial" style:font-family-generic="roman" style:font-pitch="variable" fo:font-size="14pt" fo:language="en" fo:country="none" fo:font-weight="normal" style:letter-kerning="false" style:font-name-asian="Arial1" style:font-family-asian="Arial" style:font-family-generic-asian="system" style:font-pitch-asian="variable" style:font-size-asian="14pt" style:language-asian="zh" style:country-asian="CN" style:font-weight-asian="normal" style:font-name-complex="Arial1" style:font-family-complex="Arial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Standard" style:next-style-name="Standard" style:default-outline-level="" style:class="text">
      <style:paragraph-properties fo:margin-top="0.1945in" fo:margin-bottom="0.0555in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2pt" fo:language="en" fo:country="none" style:letter-kerning="false" style:font-name-asian="Arial1" style:font-family-asian="Arial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Standard" style:next-style-name="Standard" style:default-outline-level="" style:class="text">
      <style:paragraph-properties fo:margin-top="0.1665in" fo:margin-bottom="0.0555in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en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Standard" style:next-style-name="Standard" style:default-outline-level="" style:class="text">
      <style:paragraph-properties fo:margin-top="0.1665in" fo:margin-bottom="0.0555in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en" fo:country="none" fo:font-style="italic" style:letter-kerning="false" style:font-name-asian="Arial1" style:font-family-asian="Arial" style:font-family-generic-asian="system" style:font-pitch-asian="variable" style:font-size-asian="11pt" style:language-asian="zh" style:country-asian="CN" style:font-style-asian="italic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en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124" meta:word-count="1085" meta:character-count="6455" meta:non-whitespace-character-count="5494"/>
    <meta:generator>LibreOfficeDev/6.0.5.2$Linux_X86_64 LibreOffice_project/</meta:generator>
  </office:meta>
</office:document-meta>
</file>